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margin-left="2cm" fo:margin-right="0cm" fo:text-indent="0cm" style:auto-text-indent="false"/>
      <style:text-properties style:text-underline-style="none"/>
    </style:style>
    <style:style style:name="P3" style:family="paragraph" style:parent-style-name="Text_20_body">
      <style:paragraph-properties fo:margin-left="2cm" fo:margin-right="0cm" fo:text-indent="0cm" style:auto-text-indent="false"/>
      <style:text-properties fo:font-style="normal" style:text-underline-style="none" style:font-style-asian="normal" style:font-style-complex="normal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Heading_20_3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9" style:family="paragraph" style:parent-style-name="Standard" style:list-style-name="L2">
      <style:paragraph-properties fo:margin-left="2cm" fo:margin-right="0cm" fo:text-indent="0cm" style:auto-text-indent="false"/>
    </style:style>
    <style:style style:name="P10" style:family="paragraph" style:parent-style-name="Standard" style:list-style-name="L2">
      <style:paragraph-properties fo:margin-left="2cm" fo:margin-right="0cm" fo:text-indent="0cm" style:auto-text-indent="false"/>
    </style:style>
    <style:style style:name="P11" style:family="paragraph" style:parent-style-name="Standard" style:list-style-name="L2">
      <style:paragraph-properties fo:margin-left="2cm" fo:margin-right="0cm" fo:text-indent="0cm" style:auto-text-indent="false"/>
    </style:style>
    <style:style style:name="P12" style:family="paragraph" style:parent-style-name="Standard" style:list-style-name="L2">
      <style:paragraph-properties fo:margin-left="2cm" fo:margin-right="0cm" fo:text-indent="0cm" style:auto-text-indent="false"/>
    </style:style>
    <style:style style:name="P13" style:family="paragraph" style:parent-style-name="Standard" style:list-style-name="L2">
      <style:paragraph-properties fo:margin-left="2cm" fo:margin-right="0cm" fo:text-indent="0cm" style:auto-text-indent="false"/>
    </style:style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1"/>
    <style:style style:name="P18" style:family="paragraph" style:parent-style-name="Text_20_body" style:list-style-name="L1"/>
    <style:style style:name="P19" style:family="paragraph" style:parent-style-name="Text_20_body" style:list-style-name="L1"/>
    <style:style style:name="P20" style:family="paragraph" style:parent-style-name="Text_20_body" style:list-style-name="L1"/>
    <style:style style:name="P21" style:family="paragraph" style:parent-style-name="Text_20_body" style:list-style-name="L1"/>
    <style:style style:name="P22" style:family="paragraph" style:parent-style-name="Text_20_body" style:list-style-name="L1"/>
    <style:style style:name="P23" style:family="paragraph" style:parent-style-name="Text_20_body" style:list-style-name="L1"/>
    <style:style style:name="P24" style:family="paragraph" style:parent-style-name="Text_20_body" style:list-style-name="L1"/>
    <style:style style:name="P25" style:family="paragraph" style:parent-style-name="Text_20_body" style:list-style-name="L1"/>
    <style:style style:name="P26" style:family="paragraph" style:parent-style-name="Text_20_body" style:list-style-name="L1"/>
    <style:style style:name="P27" style:family="paragraph" style:parent-style-name="Text_20_body" style:list-style-name="L1"/>
    <style:style style:name="P28" style:family="paragraph" style:parent-style-name="Text_20_body" style:list-style-name="L1"/>
    <style:style style:name="P29" style:family="paragraph" style:parent-style-name="Text_20_body" style:list-style-name="L1"/>
    <style:style style:name="P30" style:family="paragraph" style:parent-style-name="Text_20_body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1"/>
    <style:style style:name="P33" style:family="paragraph" style:parent-style-name="Text_20_body" style:list-style-name="L1"/>
    <style:style style:name="P34" style:family="paragraph" style:parent-style-name="Text_20_body" style:list-style-name="L1"/>
    <style:style style:name="P35" style:family="paragraph" style:parent-style-name="Text_20_body" style:list-style-name="L1"/>
    <style:style style:name="P36" style:family="paragraph" style:parent-style-name="Text_20_body" style:list-style-name="L1"/>
    <style:style style:name="P37" style:family="paragraph" style:parent-style-name="Text_20_body" style:list-style-name="L1"/>
    <style:style style:name="P38" style:family="paragraph" style:parent-style-name="Text_20_body">
      <style:text-properties style:text-underline-style="none"/>
    </style:style>
    <style:style style:name="P39" style:family="paragraph" style:parent-style-name="Text_20_body" style:list-style-name="L3">
      <style:text-properties style:text-underline-style="none"/>
    </style:style>
    <style:style style:name="P40" style:family="paragraph" style:parent-style-name="Text_20_body" style:list-style-name="L1">
      <style:text-properties style:text-underline-style="none"/>
    </style:style>
    <style:style style:name="P41" style:family="paragraph" style:parent-style-name="Text_20_body" style:list-style-name="L1">
      <style:text-properties style:text-underline-style="none"/>
    </style:style>
    <style:style style:name="P42" style:family="paragraph" style:parent-style-name="Text_20_body" style:list-style-name="L7">
      <style:text-properties style:text-underline-style="none"/>
    </style:style>
    <style:style style:name="P43" style:family="paragraph" style:parent-style-name="Text_20_body" style:list-style-name="L9">
      <style:text-properties style:text-underline-style="none"/>
    </style:style>
    <style:style style:name="P44" style:family="paragraph" style:parent-style-name="Text_20_body" style:list-style-name="L12">
      <style:text-properties style:text-underline-style="none"/>
    </style:style>
    <style:style style:name="P45" style:family="paragraph" style:parent-style-name="Text_20_body" style:list-style-name="L13">
      <style:text-properties style:text-underline-style="none"/>
    </style:style>
    <style:style style:name="P46" style:family="paragraph" style:parent-style-name="Text_20_body" style:list-style-name="L13">
      <style:text-properties style:text-underline-style="none"/>
    </style:style>
    <style:style style:name="P47" style:family="paragraph" style:parent-style-name="Text_20_body" style:list-style-name="L14">
      <style:text-properties style:text-underline-style="none"/>
    </style:style>
    <style:style style:name="P48" style:family="paragraph" style:parent-style-name="Text_20_body" style:list-style-name="L14">
      <style:text-properties style:text-underline-style="none"/>
    </style:style>
    <style:style style:name="P49" style:family="paragraph" style:parent-style-name="Text_20_body" style:list-style-name="L10">
      <style:text-properties style:text-underline-style="none"/>
    </style:style>
    <style:style style:name="P50" style:family="paragraph" style:parent-style-name="Text_20_body" style:list-style-name="L10">
      <style:text-properties style:text-underline-style="none"/>
    </style:style>
    <style:style style:name="P51" style:family="paragraph" style:parent-style-name="Text_20_body" style:list-style-name="L10">
      <style:text-properties style:text-underline-style="none"/>
    </style:style>
    <style:style style:name="P52" style:family="paragraph" style:parent-style-name="Text_20_body" style:list-style-name="L10">
      <style:text-properties style:text-underline-style="none"/>
    </style:style>
    <style:style style:name="P53" style:family="paragraph" style:parent-style-name="Text_20_body" style:list-style-name="L10">
      <style:text-properties style:text-underline-style="none"/>
    </style:style>
    <style:style style:name="P54" style:family="paragraph" style:parent-style-name="Text_20_body" style:list-style-name="L10">
      <style:text-properties style:text-underline-style="none"/>
    </style:style>
    <style:style style:name="P55" style:family="paragraph" style:parent-style-name="Text_20_body" style:list-style-name="L10">
      <style:text-properties style:text-underline-style="none"/>
    </style:style>
    <style:style style:name="P56" style:family="paragraph" style:parent-style-name="Text_20_body" style:list-style-name="L10">
      <style:text-properties style:text-underline-style="none"/>
    </style:style>
    <style:style style:name="P57" style:family="paragraph" style:parent-style-name="Text_20_body" style:list-style-name="L10">
      <style:text-properties style:text-underline-style="none"/>
    </style:style>
    <style:style style:name="P58" style:family="paragraph" style:parent-style-name="Text_20_body" style:list-style-name="L10">
      <style:text-properties style:text-underline-style="none"/>
    </style:style>
    <style:style style:name="P59" style:family="paragraph" style:parent-style-name="Text_20_body" style:list-style-name="L3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60" style:family="paragraph" style:parent-style-name="Text_20_body" style:list-style-name="L5">
      <style:text-properties fo:font-size="10pt" style:font-size-asian="10pt" style:font-size-complex="10pt"/>
    </style:style>
    <style:style style:name="P61" style:family="paragraph" style:parent-style-name="Text_20_body" style:list-style-name="L1"/>
    <style:style style:name="P62" style:family="paragraph" style:parent-style-name="Text_20_body" style:list-style-name="L1"/>
    <style:style style:name="P63" style:family="paragraph" style:parent-style-name="Text_20_body" style:list-style-name="L1"/>
    <style:style style:name="P64" style:family="paragraph" style:parent-style-name="Text_20_body" style:list-style-name="L5"/>
    <style:style style:name="P65" style:family="paragraph" style:parent-style-name="Text_20_body" style:list-style-name="L8"/>
    <style:style style:name="P66" style:family="paragraph" style:parent-style-name="Text_20_body" style:list-style-name="L8"/>
    <style:style style:name="P67" style:family="paragraph" style:parent-style-name="Text_20_body" style:list-style-name="L10"/>
    <style:style style:name="P68" style:family="paragraph" style:parent-style-name="Text_20_body" style:list-style-name="L1">
      <style:paragraph-properties fo:break-before="page"/>
    </style:style>
    <style:style style:name="P69" style:family="paragraph" style:parent-style-name="Heading_20_1" style:list-style-name="L1"/>
    <style:style style:name="P70" style:family="paragraph" style:parent-style-name="Heading_20_1" style:list-style-name="L1"/>
    <style:style style:name="P71" style:family="paragraph" style:parent-style-name="Heading_20_1" style:list-style-name="L1"/>
    <style:style style:name="P72" style:family="paragraph" style:parent-style-name="Heading_20_1" style:list-style-name="L1"/>
    <style:style style:name="P73" style:family="paragraph" style:parent-style-name="Heading_20_1" style:list-style-name="L1"/>
    <style:style style:name="P74" style:family="paragraph" style:parent-style-name="Heading_20_3" style:list-style-name="L1"/>
    <style:style style:name="P75" style:family="paragraph" style:parent-style-name="Heading_20_3" style:list-style-name="L1"/>
    <style:style style:name="P76" style:family="paragraph" style:parent-style-name="Heading_20_3" style:list-style-name="L1"/>
    <style:style style:name="P77" style:family="paragraph" style:parent-style-name="Heading_20_3" style:list-style-name="L1"/>
    <style:style style:name="P78" style:family="paragraph" style:parent-style-name="Heading_20_3" style:list-style-name="L1"/>
    <style:style style:name="P79" style:family="paragraph" style:parent-style-name="Heading_20_3" style:list-style-name="L1"/>
    <style:style style:name="P80" style:family="paragraph" style:parent-style-name="Heading_20_3" style:list-style-name="L1"/>
    <style:style style:name="P81" style:family="paragraph" style:parent-style-name="Heading_20_3" style:list-style-name="L1"/>
    <style:style style:name="P82" style:family="paragraph" style:parent-style-name="Heading_20_3" style:list-style-name="L1"/>
    <style:style style:name="P83" style:family="paragraph" style:parent-style-name="Heading_20_3" style:list-style-name="L1"/>
    <style:style style:name="P84" style:family="paragraph" style:parent-style-name="Heading_20_3" style:list-style-name="L1"/>
    <style:style style:name="P85" style:family="paragraph" style:parent-style-name="Heading_20_3" style:list-style-name="L1"/>
    <style:style style:name="P86" style:family="paragraph" style:parent-style-name="Heading_20_3" style:list-style-name="L1"/>
    <style:style style:name="P87" style:family="paragraph" style:parent-style-name="Heading_20_3" style:list-style-name="L1"/>
    <style:style style:name="P88" style:family="paragraph" style:parent-style-name="Heading_20_3" style:list-style-name="L1"/>
    <style:style style:name="P89" style:family="paragraph" style:parent-style-name="Heading_20_3" style:list-style-name="L1"/>
    <style:style style:name="P90" style:family="paragraph" style:parent-style-name="Heading_20_3" style:list-style-name="L1"/>
    <style:style style:name="P91" style:family="paragraph" style:parent-style-name="Heading_20_3" style:list-style-name="L1"/>
    <style:style style:name="P92" style:family="paragraph" style:parent-style-name="Heading_20_3" style:list-style-name="L1"/>
    <style:style style:name="P93" style:family="paragraph" style:parent-style-name="Heading_20_3" style:list-style-name="L1"/>
    <style:style style:name="P94" style:family="paragraph" style:parent-style-name="Heading_20_3" style:list-style-name="L1"/>
    <style:style style:name="P95" style:family="paragraph" style:parent-style-name="Heading_20_3" style:list-style-name="L1"/>
    <style:style style:name="P96" style:family="paragraph" style:parent-style-name="Heading_20_3" style:list-style-name="L1"/>
    <style:style style:name="P97" style:family="paragraph" style:parent-style-name="Heading_20_3" style:list-style-name="L1"/>
    <style:style style:name="P98" style:family="paragraph" style:parent-style-name="Heading_20_3" style:list-style-name="L1"/>
    <style:style style:name="P99" style:family="paragraph" style:parent-style-name="Heading_20_3" style:list-style-name="L1"/>
    <style:style style:name="P100" style:family="paragraph" style:parent-style-name="Heading_20_3" style:list-style-name="L1"/>
    <style:style style:name="P101" style:family="paragraph" style:parent-style-name="Heading_20_3" style:list-style-name="L4">
      <style:paragraph-properties fo:margin-left="0cm" fo:margin-right="0cm" fo:text-indent="0cm" style:auto-text-indent="false"/>
    </style:style>
    <style:style style:name="P102" style:family="paragraph" style:parent-style-name="Heading_20_2" style:list-style-name="L1"/>
    <style:style style:name="P103" style:family="paragraph" style:parent-style-name="Heading_20_2" style:list-style-name="L1"/>
    <style:style style:name="P104" style:family="paragraph" style:parent-style-name="Heading_20_2" style:list-style-name="L1"/>
    <style:style style:name="P105" style:family="paragraph" style:parent-style-name="Heading_20_2" style:list-style-name="L1"/>
    <style:style style:name="P106" style:family="paragraph" style:parent-style-name="Heading_20_2" style:list-style-name="L1"/>
    <style:style style:name="P107" style:family="paragraph" style:parent-style-name="Heading_20_2" style:list-style-name="L1"/>
    <style:style style:name="P108" style:family="paragraph" style:parent-style-name="Heading_20_2" style:list-style-name="L1"/>
    <style:style style:name="P109" style:family="paragraph" style:parent-style-name="Heading_20_2" style:list-style-name="L1"/>
    <style:style style:name="P110" style:family="paragraph" style:parent-style-name="Heading_20_2" style:list-style-name="L1"/>
    <style:style style:name="P111" style:family="paragraph" style:parent-style-name="Heading_20_2" style:list-style-name="L1"/>
    <style:style style:name="P112" style:family="paragraph" style:parent-style-name="Heading_20_2" style:list-style-name="L1"/>
    <style:style style:name="P113" style:family="paragraph" style:parent-style-name="Heading_20_2" style:list-style-name="L1"/>
    <style:style style:name="P114" style:family="paragraph" style:parent-style-name="Heading_20_2" style:list-style-name="L1"/>
    <style:style style:name="P115" style:family="paragraph" style:parent-style-name="Heading_20_2" style:list-style-name="L1"/>
    <style:style style:name="P116" style:family="paragraph" style:parent-style-name="Heading_20_2" style:list-style-name="L1"/>
    <style:style style:name="P117" style:family="paragraph" style:parent-style-name="Heading_20_4" style:list-style-name="L5"/>
    <style:style style:name="P1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1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fo:font-style="normal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style:text-underline-style="none"/>
    </style:style>
    <style:style style:name="T9" style:family="text">
      <style:text-properties fo:font-size="13pt"/>
    </style:style>
    <style:style style:name="T10" style:family="text">
      <style:text-properties style:font-size-asian="13pt"/>
    </style:style>
    <style:style style:name="T11" style:family="text">
      <style:text-properties style:font-style-asian="normal"/>
    </style:style>
    <style:style style:name="T12" style:family="text">
      <style:text-properties style:font-size-complex="13pt"/>
    </style:style>
    <style:style style:name="T13" style:family="text">
      <style:text-properties style:font-style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709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4.36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6.0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68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9.34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65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4.316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974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439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09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75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41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072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7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1.38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3.046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4.704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5">
        <style:list-level-properties text:min-label-width="0.635cm"/>
      </text:list-level-style-number>
      <text:list-level-style-number text:level="2" text:style-name="Numbering_20_Symbols" style:num-suffix="." style:num-format="1" text:start-value="5" text:display-levels="2">
        <style:list-level-properties text:space-before="1.051cm" text:min-label-width="0.635cm"/>
      </text:list-level-style-number>
      <text:list-level-style-number text:level="3" text:style-name="Numbering_20_Symbols" style:num-format="1" text:start-value="2" text:display-levels="3">
        <style:list-level-properties text:space-before="2.103cm" text:min-label-width="0.635cm"/>
      </text:list-level-style-number>
      <text:list-level-style-number text:level="4" style:num-suffix="." style:num-format="1" text:display-levels="4">
        <style:list-level-properties text:space-before="3.154cm" text:min-label-width="0.635cm"/>
      </text:list-level-style-number>
      <text:list-level-style-number text:level="5" style:num-suffix="." style:num-format="1" text:display-levels="5">
        <style:list-level-properties text:space-before="4.205cm" text:min-label-width="0.635cm"/>
      </text:list-level-style-number>
      <text:list-level-style-number text:level="6" style:num-suffix="." style:num-format="1" text:display-levels="6">
        <style:list-level-properties text:space-before="5.256cm" text:min-label-width="0.635cm"/>
      </text:list-level-style-number>
      <text:list-level-style-number text:level="7" style:num-suffix="." style:num-format="1" text:display-levels="7">
        <style:list-level-properties text:space-before="6.308cm" text:min-label-width="0.635cm"/>
      </text:list-level-style-number>
      <text:list-level-style-number text:level="8" style:num-suffix="." style:num-format="1" text:display-levels="8">
        <style:list-level-properties text:space-before="7.359cm" text:min-label-width="0.635cm"/>
      </text:list-level-style-number>
      <text:list-level-style-number text:level="9" style:num-suffix="." style:num-format="1" text:display-levels="9">
        <style:list-level-properties text:space-before="8.41cm" text:min-label-width="0.635cm"/>
      </text:list-level-style-number>
      <text:list-level-style-number text:level="10" style:num-suffix="." style:num-format="1" text:display-levels="10">
        <style:list-level-properties text:space-before="9.462cm" text:min-label-width="0.635cm"/>
      </text:list-level-style-number>
    </text:list-style>
    <text:list-style style:name="L6">
      <text:list-level-style-number text:level="1" text:style-name="Numbering_20_Symbols" style:num-prefix=" " style:num-suffix=" " style:num-format="1">
        <style:list-level-properties text:min-label-width="0.499cm" text:min-label-distance="0.37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4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5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9cm" text:min-label-width="0.64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54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–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432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09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748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6.406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0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72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1.38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3.039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4.69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06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72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38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04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7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35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01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3.67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332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06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72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38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04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7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0.35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01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3.67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332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8"><text:s/>1 Übersicht<text:tab/>2</text:p>
          <text:p text:style-name="P119"><text:s/>1.1 Allgemeine Verantwortlichkeiten<text:tab/>2</text:p>
          <text:p text:style-name="P118"><text:s/>2 Organisatorische Übersicht<text:tab/>2</text:p>
          <text:p text:style-name="P118"><text:s/>3 Entwicklungsübersicht: Kern-Module<text:tab/>4</text:p>
          <text:p text:style-name="P119"><text:s/>3.1 Core/Logger: Philipp Gruber<text:tab/>4</text:p>
          <text:p text:style-name="P119"><text:s/>3.2 GUI: Thomas Tischler<text:tab/>4</text:p>
          <text:p text:style-name="P119"><text:s/>3.3 Mathebibliothek: Reinhard Jeschull<text:tab/>4</text:p>
          <text:p text:style-name="P119"><text:s/>3.4 Renderer: Reinhard Jeschull<text:tab/>4</text:p>
          <text:p text:style-name="P119"><text:s/>3.5 SceneGraph: Thomas Kuhndörfer<text:tab/>4</text:p>
          <text:p text:style-name="P119"><text:s/>3.6 Pluginsystem: Stefan Zeltner<text:tab/>4</text:p>
          <text:p text:style-name="P118"><text:s/>4 Entwicklungsübersicht: Plugins<text:tab/>4</text:p>
          <text:p text:style-name="P119"><text:s/>4.1 Grundkörper<text:tab/>4</text:p>
          <text:p text:style-name="P120"><text:s/>4.1.1 Block: Philipp Gruber<text:tab/>4</text:p>
          <text:p text:style-name="P120"><text:s/>4.1.2 Box: Philipp Gruber<text:tab/>4</text:p>
          <text:p text:style-name="P120"><text:s/>4.1.3 GeoSphere: Reinhard Jeschull<text:tab/>4</text:p>
          <text:p text:style-name="P120"><text:s/>4.1.4 Grid (Gitter): Reinhard Jeschull<text:tab/>4</text:p>
          <text:p text:style-name="P120"><text:s/>4.1.5 Helix: Reinhard Jeschull<text:tab/>4</text:p>
          <text:p text:style-name="P120"><text:s/>4.1.6 nBox (Zylinder): Philipp Gruber<text:tab/>4</text:p>
          <text:p text:style-name="P120"><text:s/>4.1.7 Pyramid: Philipp Gruber<text:tab/>4</text:p>
          <text:p text:style-name="P120"><text:s/>4.1.8 Goblet (Kelch): Philipp Gruber<text:tab/>5</text:p>
          <text:p text:style-name="P120"><text:s/>4.1.9 Sphere (Kugel): Reinhard Jeschull<text:tab/>5</text:p>
          <text:p text:style-name="P120"><text:s/>4.1.10 Tube (Röhre): Philipp Gruber<text:tab/>5</text:p>
          <text:p text:style-name="P120"><text:s/>4.1.11 Torus: Reinhard Jeschull<text:tab/>5</text:p>
          <text:p text:style-name="P119"><text:s/>4.2 Modifikatoren<text:tab/>5</text:p>
          <text:p text:style-name="P120"><text:s/>4.2.1 Convex Hull (Konvexe Hülle): Reinhard Jeschull<text:tab/>5</text:p>
          <text:p text:style-name="P120"><text:s/>4.2.2 Explosion: Philipp Gruber<text:tab/>5</text:p>
          <text:p text:style-name="P120"><text:s/>4.2.3 Extrude: Thomas Kuhndörfer<text:tab/>5</text:p>
          <text:p text:style-name="P120"><text:s/>4.2.4 Make Hole: Reinhard Jeschull<text:tab/>5</text:p>
          <text:p text:style-name="P120"><text:s/>4.2.5 Revolving (Rotationskörper): Philipp Gruber<text:tab/>5</text:p>
          <text:p text:style-name="P120"><text:s/>4.2.6 Smooth Corners (Weiche Ecken): Philipp Gruber<text:tab/>5</text:p>
          <text:p text:style-name="P120"><text:s/>4.2.7 Spike (Stacheln): Reinhard Jeschull<text:tab/>5</text:p>
          <text:p text:style-name="P120"><text:s/>4.2.8 Subdivision: Reinhard Jeschull<text:tab/>5</text:p>
          <text:p text:style-name="P120"><text:s/>4.2.9 Split face (Face aufteilen): Philipp Gruber<text:tab/>5</text:p>
          <text:p text:style-name="P120"><text:s/>4.2.10 Insert vertex (Vertex einfügen): Reinhard Jeschull<text:tab/>5</text:p>
          <text:p text:style-name="P119"><text:s/>4.3 Sonstiges<text:tab/>6</text:p>
          <text:p text:style-name="P120"><text:s/>4.3.1 Manual edit (Manuelle Bearbeitung): Reinhard Jeschull<text:tab/>6</text:p>
          <text:p text:style-name="P120"><text:s/>4.3.2 Materialeditor: Reinhard Jeschull<text:tab/>6</text:p>
          <text:p text:style-name="P120"><text:s/>4.3.3 Texturcoordinate-Editor: Thomas Kuhndörfer<text:tab/>6</text:p>
          <text:p text:style-name="P120"><text:s/>4.3.4 Im- und Exporter-Pack: Reinhard Jeschull<text:tab/>6</text:p>
          <text:p text:style-name="P120"><text:s/>4.3.5 TextureLoaderPack: Reinhard Jeschull<text:tab/>6</text:p>
          <text:p text:style-name="P120"><text:s/>4.3.6 Updater: Stefan Zeltner<text:tab/>6</text:p>
          <text:p text:style-name="P118"><text:s/>5 Sonstiges<text:tab/>6</text:p>
          <text:p text:style-name="P119"><text:s/>5.1 Iconerstellung: Reinhard Jeschull<text:tab/>6</text:p>
          <text:p text:style-name="P119"><text:s/>5.2 Handbuch<text:tab/>6</text:p>
          <text:p text:style-name="P120">5.2.1 Handbucherstellung: Philipp Gruber<text:tab/>6</text:p>
          <text:p text:style-name="P120">5.2.2 Erstellung der einzelnen Handbuchanteile je nach Verantwortlichkeit: Alle<text:tab/>6</text:p>
          <text:p text:style-name="P119"><text:s/>5.3 Plattformunabhängigkeit: Stefan Zeltner und Thomas Tischler<text:tab/>6</text:p>
          <text:p text:style-name="P119"><text:s/>5.4 Infrastruktur auf Sourceforge<text:tab/>6</text:p>
          <text:p text:style-name="P119"><text:s/>5.5 Installer<text:tab/>6</text:p>
          <text:p text:style-name="P121">5.5.1 Installationssetup für Windows/Linux: Stefan Zeltner<text:tab/>6</text:p>
          <text:p text:style-name="P121">5.6.Build-System: Stefan Zeltner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P1"/>
      <text:p text:style-name="Standard"/>
      <text:list text:style-name="L1">
        <text:list-item text:start-value="1">
          <text:h text:style-name="P69" text:outline-level="1" text:restart-numbering="true" text:start-value="1">Übersicht</text:h>
          <text:list>
            <text:list-item>
              <text:h text:style-name="P102" text:outline-level="2">Allgemeine Verantwortlichkeiten</text:h>
            </text:list-item>
          </text:list>
        </text:list-item>
      </text:list>
      <text:p text:style-name="Text_20_body"/>
      <text:list text:style-name="L2">
        <text:list-item>
          <text:p text:style-name="P9"><text:span text:style-name="T2">Thomas Kuhndörfer:</text:span> <text:tab/>Organisatorische Projektplanung und Szenengraph</text:p>
        </text:list-item>
        <text:list-item>
          <text:p text:style-name="P9"><text:span text:style-name="T2">Reinhard Jeschull:</text:span> <text:tab/>Szenendarstellung, Mathebibliothek und Pluginentwicklung</text:p>
        </text:list-item>
        <text:list-item>
          <text:p text:style-name="P9"><text:span text:style-name="T2">Thomas Tischler:</text:span> <text:tab/>GUI-Programmierung</text:p>
        </text:list-item>
        <text:list-item>
          <text:p text:style-name="P9"><text:span text:style-name="T2">Stefan Zeltner:</text:span> <text:tab/>Plugin- und Distributionssystem </text:p>
        </text:list-item>
        <text:list-item>
          <text:p text:style-name="P9"><text:span text:style-name="T2">Philipp Gruber:</text:span> <text:tab/>Pluginentwicklung und Handbuch</text:p>
        </text:list-item>
      </text:list>
      <text:p text:style-name="Text_20_body"/>
      <text:list text:style-name="L1" text:continue-numbering="true">
        <text:list-item>
          <text:h text:style-name="P69" text:outline-level="1">Organisatorische Übersicht</text:h>
        </text:list-item>
      </text:list>
      <text:p text:style-name="Text_20_body"/>
      <text:list text:style-name="L1" text:continue-numbering="true">
        <text:list-item>
          <text:list text:continue-numbering="true">
            <text:list-item>
              <text:p text:style-name="P14">Projektplanung: <text:span text:style-name="T3">Thomas Kuhndörfer</text:span></text:p>
              <text:p text:style-name="P14">- Allgemeine projektorganistorische Tätigkeiten</text:p>
              <text:p text:style-name="P14">- Kommunikation mit dem Projektbetreuer</text:p>
              <text:p text:style-name="P14">- Erstellung und Kontrolle des Projektzeitplans</text:p>
              <text:p text:style-name="P14">- Festlegung und Durchführung der Sitzungstermine</text:p>
              <text:p text:style-name="P14">- Siehe <text:span text:style-name="T4">http://blacksun.svn.sourceforge.net/viewvc/blacksun/orga/planner/</text:span></text:p>
              <text:p text:style-name="P14"/>
            </text:list-item>
            <text:list-item>
              <text:p text:style-name="P14">Sitzungsprotokolle: <text:span text:style-name="T3">Thomas Kuhndörfer</text:span></text:p>
              <text:p text:style-name="P14">- Verfassen der wöchentlichen Sitzungsprotokolle zur Eigendokumentation und für den Projektbetreuer</text:p>
              <text:p text:style-name="P14">- Siehe <text:span text:style-name="T4">http://blacksun.svn.sourceforge.net/viewvc/blacksun/orga/sessions/</text:span></text:p>
              <text:p text:style-name="P14"/>
            </text:list-item>
            <text:list-item>
              <text:p text:style-name="P14">Taskliste: <text:span text:style-name="T3">Reinhard Jeschull</text:span> und <text:span text:style-name="T3">Thomas Kuhndörfer</text:span></text:p>
              <text:p text:style-name="P14">- Erstellung und auf dem aktuellsten Stand halten der Aufgabenliste, welche sich auf die Muss- und Sollkriterien aus dem Pflichtenheft bezieht</text:p>
              <text:p text:style-name="P14">- Siehe <text:span text:style-name="T4">http://blacksun.svn.sourceforge.net/viewvc/blacksun/orga/tasks/</text:span></text:p>
              <text:p text:style-name="P14"/>
            </text:list-item>
            <text:list-item>
              <text:p text:style-name="P14">Todo-Liste:<text:span text:style-name="T3"> Reinhard Jeschull</text:span> und <text:span text:style-name="T3">Thomas Kuhndörfer</text:span></text:p>
              <text:p text:style-name="P14">- Erstellung und auf dem aktuellsten Stand halten der ToDo-Liste für kleinere Aufgaben, welche während Besprechungen/Programmieraufgaben hinzukommen</text:p>
              <text:p text:style-name="P14">- Siehe <text:span text:style-name="T4">http://blacksun.svn.sourceforge.net/viewvc/blacksun/orga/notices/TODO.txt?view=log</text:span></text:p>
              <text:p text:style-name="P14"/>
            </text:list-item>
            <text:list-item>
              <text:p text:style-name="P14">Zwischenpräsentation vom 17.01.2007: <text:span text:style-name="T3">Alle</text:span></text:p>
              <text:p text:style-name="P14">- Erstellung der einzelnen Präsentationsteile für die Zwischenpräsentation am Ende des 3. Semesters</text:p>
              <text:p text:style-name="P14">- Siehe <text:span text:style-name="T4">http://blacksun.svn.sourceforge.net/viewvc/blacksun/orga/presentations/</text:span></text:p>
            </text:list-item>
          </text:list>
        </text:list-item>
      </text:list>
      <text:p text:style-name="Text_20_body"/>
      <text:list text:style-name="L1" text:continue-numbering="true">
        <text:list-item>
          <text:list text:continue-numbering="true">
            <text:list-item>
              <text:p text:style-name="P14">Architekturdokumentation: <text:span text:style-name="T3">Alle</text:span></text:p>
              <text:p text:style-name="P14">- Je nach Zuständigkeit wurden die Seiten der Dokumentationen von den jeweiligen Projektmitgliedern erstellt</text:p>
            </text:list-item>
          </text:list>
        </text:list-item>
      </text:list>
      <text:list text:style-name="L3">
        <text:list-item>
          <text:p text:style-name="P39">Siehe <text:span text:style-name="T5">http://blacksun.svn.sourceforge.net/viewvc/blacksun/orga/architecture/</text:span></text:p>
          <text:p text:style-name="P59"/>
        </text:list-item>
      </text:list>
      <text:list text:style-name="L1" text:continue-numbering="true">
        <text:list-item>
          <text:list text:continue-numbering="true">
            <text:list-item>
              <text:p text:style-name="P14">Pflichtenheft</text:p>
              <text:list>
                <text:list-item>
                  <text:p text:style-name="P14">Erstellung: <text:span text:style-name="T3">Reinhard Jeschull</text:span></text:p>
                  <text:p text:style-name="P40">- Zusammentragen aller in Frage kommenden Soll/Musskriterien</text:p>
                </text:list-item>
                <text:list-item>
                  <text:p text:style-name="P14">Weitere Ausarbeitung: <text:span text:style-name="T3">Alle</text:span></text:p>
                  <text:p text:style-name="P40">- Detaillierte Festlegung der einzelnen Pflichtenheftabschnitte</text:p>
                </text:list-item>
              </text:list>
            </text:list-item>
          </text:list>
        </text:list-item>
      </text:list>
      <text:p text:style-name="P4"><text:tab/>- Siehe <text:span text:style-name="T4">http://blacksun.svn.sourceforge.net/viewvc/blacksun/orga/specification/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header>
                  <text:p text:style-name="P68"/>
                </text:list-header>
              </text:list>
            </text:list-item>
          </text:list>
        </text:list-item>
        <text:list-item>
          <text:h text:style-name="P69" text:outline-level="1">Entwicklungsübersicht: Kern-Module</text:h>
          <text:list>
            <text:list-item>
              <text:h text:style-name="P102" text:outline-level="2">Core/Logger: <text:span text:style-name="T3">Philipp Gruber</text:span></text:h>
            </text:list-item>
          </text:list>
        </text:list-item>
      </text:list>
      <text:p text:style-name="P4"><text:tab/>Siehe Architekturdokumentation Kapitel 2</text:p>
      <text:p text:style-name="Text_20_body"/>
      <text:list text:style-name="L1" text:continue-numbering="true">
        <text:list-item>
          <text:list text:continue-numbering="true">
            <text:list-item>
              <text:h text:style-name="P102" text:outline-level="2">GUI: <text:span text:style-name="T3">Thomas Tischler</text:span></text:h>
            </text:list-item>
          </text:list>
        </text:list-item>
      </text:list>
      <text:p text:style-name="Text_20_body"><text:tab/>Siehe Architekturdokumentation Kapitel 7</text:p>
      <text:p text:style-name="Text_20_body"/>
      <text:list text:style-name="L1" text:continue-numbering="true">
        <text:list-item>
          <text:list text:continue-numbering="true">
            <text:list-item>
              <text:h text:style-name="P102" text:outline-level="2">Mathebibliothek: <text:span text:style-name="T3">Reinhard Jeschull</text:span></text:h>
            </text:list-item>
          </text:list>
        </text:list-item>
      </text:list>
      <text:p text:style-name="Text_20_body"><text:tab/>Siehe Architekturdokumentation Kapitel 3</text:p>
      <text:p text:style-name="Text_20_body"/>
      <text:list text:style-name="L1" text:continue-numbering="true">
        <text:list-item>
          <text:list text:continue-numbering="true">
            <text:list-item>
              <text:h text:style-name="P102" text:outline-level="2">Renderer: <text:span text:style-name="T3">Reinhard Jeschull</text:span></text:h>
            </text:list-item>
          </text:list>
        </text:list-item>
      </text:list>
      <text:p text:style-name="Text_20_body"><text:tab/>Siehe Architekturdokumentation Kapitel 4</text:p>
      <text:p text:style-name="Text_20_body"/>
      <text:list text:style-name="L1" text:continue-numbering="true">
        <text:list-item>
          <text:list text:continue-numbering="true">
            <text:list-item>
              <text:h text:style-name="P102" text:outline-level="2">SceneGraph: <text:span text:style-name="T3">Thomas Kuhndörfer</text:span></text:h>
            </text:list-item>
          </text:list>
        </text:list-item>
      </text:list>
      <text:p text:style-name="Text_20_body"><text:tab/>Siehe Architekturdokumentation Kapitel 6</text:p>
      <text:p text:style-name="Text_20_body"/>
      <text:list text:style-name="L1" text:continue-numbering="true">
        <text:list-item>
          <text:list text:continue-numbering="true">
            <text:list-item>
              <text:h text:style-name="P102" text:outline-level="2">Pluginsystem:<text:span text:style-name="T8"> </text:span><text:span text:style-name="T3">Stefan Zeltner</text:span></text:h>
            </text:list-item>
          </text:list>
        </text:list-item>
      </text:list>
      <text:p text:style-name="Text_20_body"><text:tab/>Siehe Architekturdokumentation Kapitel 5</text:p>
      <text:p text:style-name="Text_20_body"/>
      <text:list text:style-name="L1" text:continue-numbering="true">
        <text:list-item>
          <text:h text:style-name="P69" text:outline-level="1">Entwicklungsübersicht: Plugins</text:h>
          <text:list>
            <text:list-item>
              <text:h text:style-name="P102" text:outline-level="2">Grundkörper</text:h>
              <text:list>
                <text:list-item>
                  <text:h text:style-name="P74" text:outline-level="3">Block: <text:span text:style-name="T3">Philipp Gruber</text:span></text:h>
                </text:list-item>
              </text:list>
            </text:list-item>
          </text:list>
        </text:list-item>
      </text:list>
      <text:p text:style-name="P4"><text:tab/>Siehe Architekturdokumentation Kapitel 10.1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Box: <text:span text:style-name="T3">Philipp Gruber</text:span></text:h>
                </text:list-item>
              </text:list>
            </text:list-item>
          </text:list>
        </text:list-item>
      </text:list>
      <text:p text:style-name="P4"><text:tab/>Siehe Architekturdokumentation Kapitel 10.2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GeoSphere: <text:span text:style-name="T3">Reinhard Jeschull</text:span></text:h>
                </text:list-item>
              </text:list>
            </text:list-item>
          </text:list>
        </text:list-item>
      </text:list>
      <text:p text:style-name="P4"><text:tab/>Siehe Architekturdokumentation Kapitel 10.3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Grid (Gitter): <text:span text:style-name="T3">Reinhard Jeschull</text:span></text:h>
                </text:list-item>
              </text:list>
            </text:list-item>
          </text:list>
        </text:list-item>
      </text:list>
      <text:p text:style-name="P2">Siehe Architekturdokumentation Kapitel 10.4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Helix: <text:span text:style-name="T3">Reinhard Jeschull</text:span></text:h>
                </text:list-item>
              </text:list>
            </text:list-item>
          </text:list>
        </text:list-item>
      </text:list>
      <text:p text:style-name="P2">Siehe Architekturdokumentation Kapitel 10.5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nBox (Zylinder): <text:span text:style-name="T3">Philipp Gruber</text:span></text:h>
                </text:list-item>
              </text:list>
            </text:list-item>
          </text:list>
        </text:list-item>
      </text:list>
      <text:p text:style-name="P2">Siehe Architekturdokumentation Kapitel 10.6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Pyramid: <text:span text:style-name="T3">Philipp Gruber</text:span></text:h>
                </text:list-item>
              </text:list>
            </text:list-item>
          </text:list>
        </text:list-item>
      </text:list>
      <text:p text:style-name="P2">Siehe Architekturdokumentation Kapitel 10.7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Goblet (Kelch): <text:span text:style-name="T3">Philipp Gruber</text:span></text:h>
                </text:list-item>
              </text:list>
            </text:list-item>
          </text:list>
        </text:list-item>
      </text:list>
      <text:p text:style-name="P4"><text:tab/>Siehe Architekturdokumentation Kapitel 10.8</text:p>
      <text:p text:style-name="P2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Sphere (Kugel): <text:span text:style-name="T3">Reinhard Jeschull</text:span></text:h>
                </text:list-item>
              </text:list>
            </text:list-item>
          </text:list>
        </text:list-item>
      </text:list>
      <text:p text:style-name="P2">Siehe Architekturdokumentation Kapitel 10.9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Tube (Röhre): <text:span text:style-name="T3">Philipp Gruber</text:span></text:h>
                </text:list-item>
              </text:list>
            </text:list-item>
          </text:list>
        </text:list-item>
      </text:list>
      <text:p text:style-name="P2">Siehe Architekturdokumentation Kapitel 10.10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Torus: <text:span text:style-name="T3">Reinhard Jeschull</text:span></text:h>
                </text:list-item>
              </text:list>
            </text:list-item>
          </text:list>
        </text:list-item>
      </text:list>
      <text:p text:style-name="P2">Siehe Architekturdokumentation Kapitel 10.11</text:p>
      <text:p text:style-name="P5"/>
      <text:p text:style-name="Text_20_body"/>
      <text:list text:style-name="L1" text:continue-numbering="true">
        <text:list-item>
          <text:list text:continue-numbering="true">
            <text:list-item>
              <text:h text:style-name="P102" text:outline-level="2">Modifikatoren</text:h>
              <text:list>
                <text:list-item>
                  <text:h text:style-name="P74" text:outline-level="3">Convex Hull (Konvexe Hülle): <text:span text:style-name="T3">Reinhard Jeschull</text:span></text:h>
                </text:list-item>
              </text:list>
            </text:list-item>
          </text:list>
        </text:list-item>
      </text:list>
      <text:p text:style-name="P2">Siehe Architekturdokumentation Kapitel 11.1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Explosion: <text:span text:style-name="T3">Philipp Gruber</text:span></text:h>
                </text:list-item>
              </text:list>
            </text:list-item>
          </text:list>
        </text:list-item>
      </text:list>
      <text:p text:style-name="P2">Siehe Architekturdokumentation Kapitel 11.2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Extrude: <text:span text:style-name="T3">Thomas Kuhndörfer</text:span></text:h>
                </text:list-item>
              </text:list>
            </text:list-item>
          </text:list>
        </text:list-item>
      </text:list>
      <text:p text:style-name="P3">Siehe Architekturdokumentation Kapitel 11.3</text:p>
      <text:p text:style-name="P5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Make Hole: <text:span text:style-name="T3">Reinhard Jeschull</text:span></text:h>
                </text:list-item>
              </text:list>
            </text:list-item>
          </text:list>
        </text:list-item>
      </text:list>
      <text:p text:style-name="P2">Siehe Architekturdokumentation Kapitel 11.4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Revolving (Rotationskörper): <text:span text:style-name="T3">Philipp Gruber</text:span></text:h>
                </text:list-item>
              </text:list>
            </text:list-item>
          </text:list>
        </text:list-item>
      </text:list>
      <text:p text:style-name="P2">Siehe Architekturdokumentation Kapitel 11.5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Smooth Corners (Weiche Ecken): <text:span text:style-name="T3">Philipp Gruber</text:span></text:h>
                </text:list-item>
              </text:list>
            </text:list-item>
          </text:list>
        </text:list-item>
      </text:list>
      <text:p text:style-name="P2">Siehe Architekturdokumentation Kapitel 11.6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Spike (Stacheln): <text:span text:style-name="T3">Reinhard Jeschull</text:span></text:h>
                </text:list-item>
              </text:list>
            </text:list-item>
          </text:list>
        </text:list-item>
      </text:list>
      <text:p text:style-name="P2">Siehe Architekturdokumentation Kapitel 11.7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Subdivision: <text:span text:style-name="T3">Reinhard Jeschull</text:span></text:h>
                </text:list-item>
              </text:list>
            </text:list-item>
          </text:list>
        </text:list-item>
      </text:list>
      <text:p text:style-name="P2">Siehe Architekturdokumentation Kapitel 11.8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Split face (Face aufteilen): <text:span text:style-name="T3">Philipp Gruber</text:span></text:h>
                </text:list-item>
              </text:list>
            </text:list-item>
          </text:list>
        </text:list-item>
      </text:list>
      <text:p text:style-name="P2">Siehe Architekturdokumentation Kapitel 11.9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Insert vertex (Vertex einfügen): <text:span text:style-name="T3">Reinhard Jeschull</text:span></text:h>
                </text:list-item>
              </text:list>
            </text:list-item>
          </text:list>
        </text:list-item>
      </text:list>
      <text:p text:style-name="P2">Siehe Architekturdokumentation Kapitel 11.10</text:p>
      <text:p text:style-name="Text_20_body"/>
      <text:list text:style-name="L1" text:continue-numbering="true">
        <text:list-item>
          <text:list text:continue-numbering="true">
            <text:list-item>
              <text:h text:style-name="P102" text:outline-level="2">Sonstiges</text:h>
              <text:list>
                <text:list-item>
                  <text:h text:style-name="P74" text:outline-level="3">Manual edit (Manuelle Bearbeitung): <text:span text:style-name="T3">Reinhard Jeschull</text:span></text:h>
                </text:list-item>
              </text:list>
            </text:list-item>
          </text:list>
        </text:list-item>
      </text:list>
      <text:p text:style-name="P4"><text:tab/>Siehe Architekturdokumentation Kapitel 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Materialeditor: <text:span text:style-name="T3">Reinhard Jeschull</text:span></text:h>
                </text:list-item>
              </text:list>
            </text:list-item>
          </text:list>
        </text:list-item>
      </text:list>
      <text:p text:style-name="P4"><text:tab/>Siehe Architekturdokumentation Kapitel 4.5.2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Texturcoordinate-Editor: <text:span text:style-name="T3">Thomas Kuhndörfer</text:span></text:h>
                </text:list-item>
              </text:list>
            </text:list-item>
          </text:list>
        </text:list-item>
      </text:list>
      <text:p text:style-name="P4"><text:tab/>Siehe Architekturdokumentation Kapitel 6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Im- und Exporter-Pack: <text:span text:style-name="T3">Reinhard Jeschull</text:span></text:h>
                </text:list-item>
              </text:list>
            </text:list-item>
          </text:list>
        </text:list-item>
      </text:list>
      <text:p text:style-name="P4"><text:tab/>Siehe Architekturdokumentation Kapitel 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TextureLoaderPack: <text:span text:style-name="T3">Reinhard Jeschull</text:span></text:h>
                </text:list-item>
              </text:list>
            </text:list-item>
          </text:list>
        </text:list-item>
      </text:list>
      <text:p text:style-name="P4"><text:tab/>Siehe Architekturdokumentation Kapitel </text:p>
      <text:p text:style-name="P4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74" text:outline-level="3">Updater: <text:span text:style-name="T3">Stefan Zeltner</text:span></text:h>
                </text:list-item>
              </text:list>
            </text:list-item>
          </text:list>
        </text:list-item>
      </text:list>
      <text:p text:style-name="P4"><text:tab/>Siehe Architekturdokumentation Kapitel</text:p>
      <text:p text:style-name="Text_20_body"/>
      <text:list text:style-name="L1" text:continue-numbering="true">
        <text:list-item>
          <text:h text:style-name="P69" text:outline-level="1">Sonstiges</text:h>
          <text:list>
            <text:list-item>
              <text:h text:style-name="P102" text:outline-level="2">Iconerstellung: <text:span text:style-name="T3">Reinhard Jeschull</text:span></text:h>
            </text:list-item>
          </text:list>
        </text:list-item>
      </text:list>
      <text:p text:style-name="P4"><text:tab/>- Erstellung der Icons für die Plugin-/Modifikatorschaltflächen</text:p>
      <text:p text:style-name="Text_20_body"><text:tab/>- Siehe <text:span text:style-name="T4">http://blacksun.svn.sourceforge.net/viewvc/blacksun/editor/Icons.rar?view=log</text:span></text:p>
      <text:p text:style-name="P5"/>
      <text:list text:style-name="L1" text:continue-numbering="true">
        <text:list-item>
          <text:list text:continue-numbering="true">
            <text:list-item>
              <text:h text:style-name="P102" text:outline-level="2">Handbuch</text:h>
            </text:list-item>
          </text:list>
        </text:list-item>
      </text:list>
      <text:h text:style-name="P6" text:outline-level="3" text:is-list-header="true">5.2.1 Handbucherstellung: <text:span text:style-name="T3">Philipp Gruber</text:span></text:h>
      <text:p text:style-name="P8"><text:tab/>- Zusammenführung und Integration der Handbuchanteile in ein HTML-Konstrukt <text:tab/>unter Zuhilfenahme der Weblayouttechnik CSS</text:p>
      <text:p text:style-name="P7"><text:span text:style-name="T8"><text:tab/>Siehe </text:span><text:span text:style-name="T4">http://blacksun.svn.sourceforge.net/viewvc/blacksun/Manual/</text:span></text:p>
      <text:list text:style-name="L4">
        <text:list-item>
          <text:list>
            <text:list-header>
              <text:h text:style-name="P101" text:outline-level="3" text:is-list-header="true"/>
            </text:list-header>
          </text:list>
        </text:list-item>
      </text:list>
      <text:h text:style-name="P6" text:outline-level="3" text:is-list-header="true"><text:span text:style-name="T8">5.2.2 Erstellung der einzelnen Handbuchanteile je nach Verantwortlichkeit: </text:span><text:span text:style-name="T3">Alle</text:span></text:h>
      <text:p text:style-name="P4"><text:tab/>- Siehe <text:span text:style-name="T4">http://blacksun.svn.sourceforge.net/viewvc/blacksun/Manual/</text:span></text:p>
      <text:p text:style-name="P5"/>
      <text:list text:style-name="L1" text:continue-numbering="true">
        <text:list-item>
          <text:list text:continue-numbering="true">
            <text:list-item>
              <text:h text:style-name="P102" text:outline-level="2">Plattformunabhängigkeit:<text:span text:style-name="T3"> Stefan Zeltner</text:span><text:span text:style-name="T8"> und </text:span><text:span text:style-name="T3">Thomas Tischler</text:span></text:h>
            </text:list-item>
          </text:list>
        </text:list-item>
      </text:list>
      <text:list text:style-name="L7">
        <text:list-item>
          <text:list>
            <text:list-item>
              <text:p text:style-name="P42">Behebung von plattformbedingten Fehlern</text:p>
            </text:list-item>
          </text:list>
        </text:list-item>
      </text:list>
      <text:p text:style-name="P5"/>
      <text:list text:style-name="L1" text:continue-numbering="true">
        <text:list-item>
          <text:list text:continue-numbering="true">
            <text:list-item>
              <text:h text:style-name="P102" text:outline-level="2">Infrastruktur auf Sourceforge</text:h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65">Kontoerstellung: <text:span text:style-name="T3">Thomas Kuhndörfer</text:span></text:p>
                </text:list-item>
                <text:list-item>
                  <text:p text:style-name="P65">Verwaltung der Downloads samt Release Notes: <text:span text:style-name="T3">Stefan Zeltner</text:span></text:p>
                </text:list-item>
              </text:list>
            </text:list-item>
          </text:list>
        </text:list-item>
      </text:list>
      <text:p text:style-name="P4"><text:tab/>- Siehe <text:span text:style-name="T4">http://sourceforge.net/projects/blacksun</text:span></text:p>
      <text:list text:style-name="L1" text:continue-numbering="true">
        <text:list-item>
          <text:list text:continue-numbering="true">
            <text:list-item>
              <text:h text:style-name="P102" text:outline-level="2">Installer</text:h>
            </text:list-item>
          </text:list>
        </text:list-item>
      </text:list>
      <text:h text:style-name="Heading_20_4" text:outline-level="4" text:is-list-header="true"><text:span text:style-name="T8">5.5.1 Installationssetup für Windows/Linux: </text:span><text:span text:style-name="T3">Stefan Zeltner</text:span></text:h>
      <text:p text:style-name="P5"/>
      <text:list text:style-name="L5">
        <text:list-item>
          <text:list>
            <text:list-item>
              <text:list>
                <text:list-item>
                  <text:p text:style-name="P64"><text:span text:style-name="T8"><text:s/>Skript für Debian-Paket: </text:span><text:span text:style-name="T3">Thomas Kuhndörfer</text:span></text:p>
                </text:list-item>
              </text:list>
            </text:list-item>
            <text:list-item>
              <text:h text:style-name="P117" text:outline-level="4">Build-System: <text:span text:style-name="T3">Stefan Zeltner</text:span></text:h>
            </text:list-item>
          </text:list>
        </text:list-item>
      </text:list>
      <text:list text:style-name="L9">
        <text:list-item>
          <text:list>
            <text:list-item>
              <text:p text:style-name="P43">Einrichtung und kontinuierliche Anpassung der Infrastruktur des Übersetzungssystems</text:p>
            </text:list-item>
          </text:list>
        </text:list-item>
      </text:list>
      <text:list text:style-name="L12">
        <text:list-header>
          <text:p text:style-name="P44"><text:span text:style-name="T8">Siehe </text:span><text:a xlink:type="simple" xlink:href="http://blacksun.svn.sourceforge.net/viewvc/blacksun/editor/makefile?view=log"><text:span text:style-name="T5">http://blacksun.svn.sourceforge.net/viewvc/blacksun/editor/makefile?view=log</text:span></text:a></text:p>
        </text:list-header>
      </text:list>
      <text:list text:style-name="L13">
        <text:list-header>
          <text:p text:style-name="P45"><text:span text:style-name="T5"/></text:p>
          <text:p text:style-name="P45">5.7 Richtlinien</text:p>
        </text:list-header>
      </text:list>
      <text:list text:style-name="L10">
        <text:list-item>
          <text:list>
            <text:list-header>
              <text:p text:style-name="P49">5.7.1 Dateiheader: <text:span text:style-name="T3">Reinhard Jeschull</text:span></text:p>
            </text:list-header>
            <text:list-item>
              <text:p text:style-name="P49">Festlegung des allgemeinen Headers für Include-Dateien mit GPL-Lizenztext</text:p>
            </text:list-item>
          </text:list>
        </text:list-item>
      </text:list>
      <text:list text:style-name="L14">
        <text:list-item>
          <text:list>
            <text:list-item>
              <text:p text:style-name="P47"><text:span text:style-name="T8">Siehe </text:span><text:a xlink:type="simple" xlink:href="http://blacksun.svn.sourceforge.net/viewvc/blacksun/orga/guidelines/File-Comment-Header.odt?view=log"><text:span text:style-name="T4">http://blacksun.svn.sourceforge.net/viewvc/blacksun/orga/guidelines/File-Comment-Header.odt?view=log</text:span></text:a></text:p>
            </text:list-item>
          </text:list>
          <text:p text:style-name="P47"><text:span text:style-name="T4"/></text:p>
        </text:list-item>
      </text:list>
      <text:list text:style-name="L10">
        <text:list-item>
          <text:list>
            <text:list-header>
              <text:p text:style-name="P49"><text:span text:style-name="T8">5.7.2 Allgemeingültige </text:span>Programmierrichtlinien: <text:span text:style-name="T3">Thomas Kuhndörfer</text:span></text:p>
            </text:list-header>
          </text:list>
        </text:list-item>
        <text:list-item>
          <text:p text:style-name="P67"><text:span text:style-name="T8">Sammlung von C++-spezifischen Programmiertipps, gesammelt aus den Fachbüchern “</text:span><text:span text:style-name="T7">Effektiv C++</text:span><text:span text:style-name="T8"> </text:span><text:span text:style-name="T7">programmieren</text:span><text:span text:style-name="T8">” und </text:span><text:span text:style-name="T7">Mehr effektiv C++ programmieren</text:span><text:span text:style-name="T8">” von </text:span>Scott Meyers</text:p>
          <text:list>
            <text:list-item>
              <text:p text:style-name="P49"><text:span text:style-name="T8">Siehe </text:span><text:a xlink:type="simple" xlink:href="http://blacksun.svn.sourceforge.net/viewvc/blacksun/orga/guidelines/Programmierrichtlinien.pdf?view=log"><text:span text:style-name="T6">http://blacksun.svn.sourceforge.net/viewvc/blacksun/orga/guidelines/Programmierrichtlinien.pdf?view=log</text:span></text:a></text:p>
            </text:list-item>
          </text:list>
        </text:list-item>
      </text:list>
      <text:p text:style-name="P4"><text:span text:style-name="T6"/></text:p>
      <text:list text:style-name="L10">
        <text:list-item>
          <text:list>
            <text:list-header>
              <text:p text:style-name="P49"><text:span text:style-name="T8">5.7.3 Programmierstandards</text:span>: <text:span text:style-name="T3">Stefan Zeltner</text:span></text:p>
            </text:list-header>
            <text:list-item>
              <text:p text:style-name="P49">Erstellung eines tabellarischen Dokuments zur Festlegung der beim Projekt gewählten Entwicklungskonventionen</text:p>
            </text:list-item>
            <text:list-item>
              <text:p text:style-name="P49"><text:span text:style-name="T6">Siehe </text:span><text:a xlink:type="simple" xlink:href="http://blacksun.svn.sourceforge.net/viewvc/blacksun/orga/guidelines/Standards%20-%20Final.odt?view=log">http://blacksun.svn.sourceforge.net/viewvc/blacksun/orga/guidelines/Standards%20-%20Final.odt?view=log</text:a></text:p>
            </text:list-item>
          </text:list>
        </text:list-item>
      </text:list>
      <text:p text:style-name="P4"><text:span text:style-name="T6"/></text:p>
      <text:list text:style-name="L10">
        <text:list-item>
          <text:list>
            <text:list-header>
              <text:p text:style-name="P49"><text:span text:style-name="T8">5.7.4 Ordnerstruktur</text:span>: <text:span text:style-name="T3">Reinhard Jeschull</text:span></text:p>
            </text:list-header>
            <text:list-item>
              <text:p text:style-name="P49">Festlegung der Ordnerstruktur für die übersichtliche Speicherung der Entwicklungsdateien auf dem Subversion-Server</text:p>
            </text:list-item>
            <text:list-item>
              <text:p text:style-name="P49"><text:span text:style-name="T6">Siehe http://blacksun.svn.sourceforge.net/viewvc/blacksun/orga/guidelines/ordnerstruktur.zip?view=log</text:span></text:p>
            </text:list-item>
          </text:list>
        </text:list-item>
      </text:list>
      <text:list text:style-name="L5" text:continue-numbering="true">
        <text:list-header>
          <text:p text:style-name="P6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cm" fo:margin-bottom="0cm" fo:background-color="transparent">
        <style:background-image/>
      </style:paragraph-properties>
      <style:text-properties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cm" fo:margin-bottom="0cm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cm" fo:margin-bottom="0cm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cm" fo:margin-bottom="0cm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1.27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left="1.27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left="1.27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margin-left="1.27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left="1.27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left="1.27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space-before="1.27cm" text:min-label-distance="0.381cm"/>
      </text:outline-level-style>
      <text:outline-level-style text:level="2" style:num-format="1">
        <style:list-level-properties text:space-before="1.27cm" text:min-label-distance="0.381cm"/>
      </text:outline-level-style>
      <text:outline-level-style text:level="3" style:num-format="1">
        <style:list-level-properties text:space-before="1.27cm" text:min-label-distance="0.381cm"/>
      </text:outline-level-style>
      <text:outline-level-style text:level="4" style:num-format="">
        <style:list-level-properties text:space-before="1.27cm" text:min-label-distance="0.381cm"/>
      </text:outline-level-style>
      <text:outline-level-style text:level="5" style:num-format="">
        <style:list-level-properties text:space-before="1.27cm" text:min-label-distance="0.381cm"/>
      </text:outline-level-style>
      <text:outline-level-style text:level="6" style:num-format="">
        <style:list-level-properties text:space-before="1.27cm" text:min-label-distance="0.381cm"/>
      </text:outline-level-style>
      <text:outline-level-style text:level="7" style:num-format="">
        <style:list-level-properties text:space-before="1.27cm" text:min-label-distance="0.381cm"/>
      </text:outline-level-style>
      <text:outline-level-style text:level="8" style:num-format="">
        <style:list-level-properties text:space-before="1.27cm" text:min-label-distance="0.381cm"/>
      </text:outline-level-style>
      <text:outline-level-style text:level="9" style:num-format="">
        <style:list-level-properties text:space-before="1.27cm" text:min-label-distance="0.381cm"/>
      </text:outline-level-style>
      <text:outline-level-style text:level="10" style:num-format="">
        <style:list-level-properties text:space-before="1.27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5-27T09:44:29</meta:creation-date>
    <dc:creator>Thomas Kuhndörfer</dc:creator>
    <dc:date>2007-06-04T23:20:18</dc:date>
    <dc:language>en-US</dc:language>
    <meta:editing-cycles>64</meta:editing-cycles>
    <meta:editing-duration>PT3H15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93" meta:word-count="1000" meta:character-count="8847"/>
  </office:meta>
</office:document-meta>
</file>